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012f8b" officeooo:paragraph-rsid="00012f8b"/>
    </style:style>
    <style:style style:name="P5" style:family="paragraph" style:parent-style-name="Standard">
      <style:text-properties officeooo:rsid="0001d763" officeooo:paragraph-rsid="0001d763"/>
    </style:style>
    <style:style style:name="P6" style:family="paragraph" style:parent-style-name="Standard">
      <style:text-properties style:text-line-through-style="solid" style:text-line-through-type="single" officeooo:rsid="00012f8b" officeooo:paragraph-rsid="00012f8b"/>
    </style:style>
    <style:style style:name="P7" style:family="paragraph" style:parent-style-name="Standard">
      <style:text-properties officeooo:rsid="00032bb2" officeooo:paragraph-rsid="00032bb2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tion</text:span> <text:span text:style-name="T2">getInputValues</text:span> () {</text:p>
      <text:p text:style-name="P1"><text:span text:style-name="T1">const</text:span> <text:span text:style-name="T3">inputTitle</text:span> <text:span text:style-name="T4">=</text:span> <text:span text:style-name="T5">document</text:span>.<text:span text:style-name="T2">getElementById</text:span>(<text:span text:style-name="T6">'title'</text:span>).<text:span text:style-name="T5">value</text:span>;</text:p>
      <text:p text:style-name="P1"><text:span text:style-name="T1">const</text:span> <text:span text:style-name="T3">inputAuthor</text:span> <text:span text:style-name="T4">=</text:span> <text:span text:style-name="T5">document</text:span>.<text:span text:style-name="T2">getElementById</text:span>(<text:span text:style-name="T6">'author'</text:span>).<text:span text:style-name="T5">value</text:span>;</text:p>
      <text:p text:style-name="P1"><text:span text:style-name="T1">const</text:span> <text:span text:style-name="T3">inputPages</text:span> <text:span text:style-name="T4">=</text:span> <text:span text:style-name="T5">document</text:span>.<text:span text:style-name="T2">getElementById</text:span>(<text:span text:style-name="T6">'pages'</text:span>).<text:span text:style-name="T5">value</text:span>;</text:p>
      <text:p text:style-name="P1"><text:span text:style-name="T1">const</text:span> <text:span text:style-name="T3">inputRead</text:span> <text:span text:style-name="T4">=</text:span> <text:span text:style-name="T5">document</text:span>.<text:span text:style-name="T2">querySelector</text:span>(<text:span text:style-name="T6">'input[name="read"]:checked'</text:span>).<text:span text:style-name="T5">value</text:span>;</text:p>
      <text:p text:style-name="P1">}</text:p>
      <text:p text:style-name="P3"/>
      <text:p text:style-name="P1"><text:span text:style-name="T3">inputButton</text:span>.<text:span text:style-name="T2">addEventListener</text:span>(<text:span text:style-name="T6">"click"</text:span>, <text:span text:style-name="T2">addBookToLibrary</text:span>);</text:p>
      <text:p text:style-name="P3"/>
      <text:p text:style-name="P1"><text:span text:style-name="T1">function</text:span> <text:span text:style-name="T2">addBookToLibrary</text:span>() {</text:p>
      <text:p text:style-name="P1"><text:span text:style-name="T2">getInputValues</text:span>();</text:p>
      <text:p text:style-name="P2">// const inputTitle = document.getElementById('title').value;</text:p>
      <text:p text:style-name="P2">// const inputAuthor = document.getElementById('author').value;</text:p>
      <text:p text:style-name="P2">// const inputPages = document.getElementById('pages').value;</text:p>
      <text:p text:style-name="P2">// const inputRead = document.querySelector('input[name="read"]:checked').value;</text:p>
      <text:p text:style-name="P3"/>
      <text:p text:style-name="P1"><text:span text:style-name="T1">const</text:span> <text:span text:style-name="T3">newBook</text:span> <text:span text:style-name="T4">=</text:span> <text:span text:style-name="T1">new</text:span> <text:span text:style-name="T7">Book</text:span>(<text:span text:style-name="T5">inputTitle</text:span>, <text:span text:style-name="T5">inputAuthor</text:span>, <text:span text:style-name="T5">inputPages</text:span>, <text:span text:style-name="T5">inputRead</text:span>);</text:p>
      <text:p text:style-name="P1"><text:span text:style-name="T3">myLibrary</text:span>.<text:span text:style-name="T2">push</text:span>(<text:span text:style-name="T3">newBook</text:span>);</text:p>
      <text:p text:style-name="P1"><text:span text:style-name="T2">displayBooks</text:span>();</text:p>
      <text:p text:style-name="P1">}</text:p>
      <text:p text:style-name="Standard"/>
      <text:p text:style-name="P6">Gives me a inputTitle is not defined error as newBook no longer has the local variable of inputTitle. Have moved the const’s into their own function to save duplication – need to return the variables back to the addBookToLibrary function</text:p>
      <text:p text:style-name="P4"/>
      <text:p text:style-name="P5">Have added a function to reduce code, and now can call to get titles but it’s returning undefined?</text:p>
      <text:p text:style-name="P5"/>
      <text:p text:style-name="P7">Undefined means that a value is not being returned – const in call functions needs to match the return of the lookup fun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54:33.143012401</meta:creation-date>
    <dc:date>2025-01-31T17:43:49.080594014</dc:date>
    <meta:editing-duration>PT1H42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37" meta:character-count="1222" meta:non-whitespace-character-count="1103"/>
  </office:meta>
</office:document-meta>
</file>